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7.001cm" table:align="margins"/>
    </style:style>
    <style:style style:name="Tabella1.A" style:family="table-column">
      <style:table-column-properties style:column-width="1.506cm" style:rel-column-width="14101*"/>
    </style:style>
    <style:style style:name="Tabella1.B" style:family="table-column">
      <style:table-column-properties style:column-width="5.495cm" style:rel-column-width="51434*"/>
    </style:style>
    <style:style style:name="Tabella1.1" style:family="table-row">
      <style:table-row-properties style:row-height="0.3cm"/>
    </style:style>
    <style:style style:name="Tabella1.A1" style:family="table-cell">
      <style:table-cell-properties fo:padding="0.049cm" fo:border="none"/>
    </style:style>
    <style:style style:name="Tabella1.3" style:family="table-row">
      <style:table-row-properties style:row-height="2.499cm"/>
    </style:style>
    <style:style style:name="Tabella2" style:family="table">
      <style:table-properties style:width="7.001cm" fo:break-before="page" table:align="margins"/>
    </style:style>
    <style:style style:name="Tabella2.A" style:family="table-column">
      <style:table-column-properties style:column-width="7.001cm" style:rel-column-width="65535*"/>
    </style:style>
    <style:style style:name="Tabella2.1" style:family="table-row">
      <style:table-row-properties style:row-height="0.499cm"/>
    </style:style>
    <style:style style:name="Tabella2.A1" style:family="table-cell">
      <style:table-cell-properties style:vertical-align="middle" fo:padding="0.049cm" fo:border="none"/>
    </style:style>
    <style:style style:name="Tabella2.2" style:family="table-row">
      <style:table-row-properties style:row-height="2cm"/>
    </style:style>
    <style:style style:name="Tabella2.A2" style:family="table-cell">
      <style:table-cell-properties style:vertical-align="middle" style:border-line-width="0.028cm 0.028cm 0.028cm" fo:padding="0.101cm" fo:border="2.4pt double #000000"/>
    </style:style>
    <style:style style:name="P1" style:family="paragraph" style:parent-style-name="Frame_20_contents">
      <style:paragraph-properties fo:text-align="center" style:justify-single-word="false"/>
    </style:style>
    <style:style style:name="P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5pt" fo:font-style="normal" style:text-underline-style="none" fo:font-weight="normal" officeooo:rsid="001a116f" officeooo:paragraph-rsid="00d1ec24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4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style:use-window-font-color="true" style:font-name="Arial" fo:font-size="8pt" fo:font-style="normal" style:text-underline-style="none" fo:font-weight="normal" officeooo:rsid="001a116f" officeooo:paragraph-rsid="00e6379d" style:font-name-asian="SimSun" style:font-size-asian="8pt" style:font-style-asian="normal" style:font-weight-asian="normal" style:font-name-complex="Tahoma" style:font-size-complex="8pt" style:font-style-complex="normal" style:font-weight-complex="normal" style:text-scale="80%"/>
    </style:style>
    <style:style style:name="P5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normal" officeooo:rsid="001a116f" officeooo:paragraph-rsid="00cc94c2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6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normal" officeooo:rsid="001a116f" officeooo:paragraph-rsid="00e4822b" style:font-name-asian="SimSun" style:font-size-asian="5pt" style:font-style-asian="normal" style:font-weight-asian="normal" style:font-name-complex="Tahoma" style:font-size-complex="5pt" style:font-style-complex="normal" style:font-weight-complex="normal"/>
    </style:style>
    <style:style style:name="P7" style:family="paragraph" style:parent-style-name="Standard">
      <style:paragraph-properties fo:margin-top="0.011cm" fo:margin-bottom="0.011cm" loext:contextual-spacing="false" fo:line-height="100%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6pt" fo:font-style="normal" style:text-underline-style="none" fo:font-weight="normal" officeooo:rsid="001a116f" officeooo:paragraph-rsid="00e6379d" style:font-name-asian="SimSun" style:font-size-asian="6pt" style:font-style-asian="normal" style:font-weight-asian="normal" style:font-name-complex="Tahoma" style:font-size-complex="6pt" style:font-style-complex="normal" style:font-weight-complex="normal" style:text-scale="80%"/>
    </style:style>
    <style:style style:name="P8" style:family="paragraph" style:parent-style-name="Standard">
      <style:paragraph-properties fo:margin-top="0.011cm" fo:margin-bottom="0.011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6pt" fo:font-style="normal" style:text-underline-style="none" fo:font-weight="bold" officeooo:rsid="001a116f" officeooo:paragraph-rsid="00e6379d" style:font-name-asian="SimSun" style:font-size-asian="6pt" style:font-style-asian="normal" style:font-weight-asian="bold" style:font-name-complex="Tahoma" style:font-size-complex="6pt" style:font-style-complex="normal" style:font-weight-complex="bold" style:text-scale="80%"/>
    </style:style>
    <style:style style:name="P9" style:family="paragraph" style:parent-style-name="Standard">
      <style:paragraph-properties fo:margin-top="0.011cm" fo:margin-bottom="0.011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6pt" fo:font-style="normal" style:text-underline-style="none" fo:font-weight="bold" officeooo:rsid="00dcd9fe" officeooo:paragraph-rsid="00e6379d" style:font-name-asian="SimSun" style:font-size-asian="6pt" style:font-style-asian="normal" style:font-weight-asian="bold" style:font-name-complex="Tahoma" style:font-size-complex="6pt" style:font-style-complex="normal" style:font-weight-complex="bold" style:text-scale="80%"/>
    </style:style>
    <style:style style:name="P10" style:family="paragraph" style:parent-style-name="Standard">
      <style:paragraph-properties fo:margin-top="0.011cm" fo:margin-bottom="0.011cm" loext:contextual-spacing="false" fo:line-height="100%" fo:text-align="center" style:justify-single-word="false" fo:background-color="transparent" style:shadow="none">
        <style:tab-stops/>
        <style:background-image/>
      </style:paragraph-properties>
      <style:text-properties style:use-window-font-color="true" style:font-name="Arial" fo:font-size="8pt" fo:font-style="normal" style:text-underline-style="none" fo:font-weight="bold" officeooo:rsid="001a116f" officeooo:paragraph-rsid="00e8d4c0" style:font-name-asian="SimSun" style:font-size-asian="8pt" style:font-style-asian="normal" style:font-weight-asian="bold" style:font-name-complex="Tahoma" style:font-size-complex="8pt" style:font-style-complex="normal" style:font-weight-complex="bold" style:text-scale="80%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use-window-font-color="true" style:font-name="Arial" fo:font-size="7pt" fo:font-style="normal" style:text-underline-style="none" fo:font-weight="bold" officeooo:rsid="008f47ca" officeooo:paragraph-rsid="00c16c20" style:font-name-asian="SimSun" style:font-size-asian="7pt" style:font-style-asian="normal" style:font-weight-asian="bold" style:font-name-complex="Tahoma" style:font-size-complex="7pt" style:font-style-complex="normal" style:font-weight-complex="bold" style:text-scale="80%"/>
    </style:style>
    <style:style style:name="P12" style:family="paragraph" style:parent-style-name="Standard">
      <style:paragraph-properties fo:margin-top="0cm" fo:margin-bottom="0cm" loext:contextual-spacing="false" fo:line-height="100%" fo:text-align="start" style:justify-single-word="false" style:vertical-align="top"/>
      <style:text-properties style:font-name="Arial" fo:font-size="7pt" fo:font-weight="bold" officeooo:rsid="008f47ca" officeooo:paragraph-rsid="00d58b6f" style:font-name-asian="SimSun" style:font-size-asian="7pt" style:font-weight-asian="bold" style:font-name-complex="Tahoma" style:font-size-complex="7pt" style:font-weight-complex="bold" style:text-scale="80%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Arial" fo:font-size="7pt" fo:font-weight="bold" officeooo:rsid="008f47ca" officeooo:paragraph-rsid="00c16c20" style:font-name-asian="SimSun" style:font-size-asian="7pt" style:font-weight-asian="bold" style:font-name-complex="Tahoma" style:font-size-complex="7pt" style:font-weight-complex="bold" style:text-scale="80%"/>
    </style:style>
    <style:style style:name="P14" style:family="paragraph" style:parent-style-name="Table_20_Contents">
      <style:paragraph-properties fo:line-height="100%" fo:text-align="center" style:justify-single-word="false"/>
      <style:text-properties fo:color="#000000" style:font-name="Arial" fo:font-size="5pt" fo:font-style="normal" style:text-underline-style="none" fo:font-weight="bold" officeooo:rsid="001a116f" officeooo:paragraph-rsid="00d9edcc" style:font-name-asian="SimSun" style:font-size-asian="5pt" style:font-style-asian="normal" style:font-weight-asian="bold" style:font-name-complex="Tahoma" style:font-size-complex="5pt" style:font-style-complex="normal" style:font-weight-complex="bold" style:text-scale="80%"/>
    </style:style>
    <style:style style:name="P15" style:family="paragraph" style:parent-style-name="Table_20_Contents">
      <style:paragraph-properties fo:line-height="100%" fo:text-align="center" style:justify-single-word="false"/>
      <style:text-properties fo:color="#000000" style:font-name="Arial" fo:font-size="6pt" fo:font-weight="bold" officeooo:rsid="00910647" officeooo:paragraph-rsid="00ea0098" style:font-name-asian="SimSun" style:font-size-asian="6pt" style:font-weight-asian="bold" style:font-name-complex="Tahoma" style:font-size-complex="6pt" style:font-weight-complex="bold" style:text-scale="80%"/>
    </style:style>
    <style:style style:name="P16" style:family="paragraph" style:parent-style-name="Standard">
      <style:text-properties officeooo:paragraph-rsid="00e6379d"/>
    </style:style>
    <style:style style:name="T1" style:family="text">
      <style:text-properties officeooo:rsid="001a116f"/>
    </style:style>
    <style:style style:name="T2" style:family="text">
      <style:text-properties style:use-window-font-color="true" fo:font-style="normal" style:text-underline-style="none" style:font-style-asian="normal" style:font-style-complex="normal"/>
    </style:style>
    <style:style style:name="T3" style:family="text">
      <style:text-properties style:use-window-font-color="true" fo:font-style="normal" style:text-underline-style="none" officeooo:rsid="001a116f" style:font-style-asian="normal" style:font-style-complex="normal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officeooo:rsid="00dc105f"/>
    </style:style>
    <style:style style:name="T6" style:family="text">
      <style:text-properties officeooo:rsid="00df8c5a"/>
    </style:style>
    <style:style style:name="T7" style:family="text">
      <style:text-properties officeooo:rsid="00dcd9fe"/>
    </style:style>
    <style:style style:name="T8" style:family="text">
      <style:text-properties fo:font-size="7pt" style:font-size-asian="7pt" style:font-size-complex="7pt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3" style:family="graphic" style:parent-style-name="Frame">
      <style:graphic-properties fo:margin-left="0.3cm" fo:margin-right="0cm" fo:margin-top="0cm" fo:margin-bottom="0cm" style:vertical-pos="top" style:vertical-rel="baseline" style:horizontal-pos="center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5"><text:placeholder text:placeholder-type="text">&lt;for each="record in get_report_label(data)"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6"><text:placeholder text:placeholder-type="text">&lt;for each="counter in range(0, 1 if data.get('demo_mode', False) else (load(record, 'counter') or 1))"&gt;</text:placeholder></text:p>
          </table:table-cell>
          <table:covered-table-cell/>
        </table:table-row>
        <table:table-row table:style-name="Tabella1.3">
          <table:table-cell table:style-name="Tabella1.A1" office:value-type="string">
            <text:p text:style-name="P15"><draw:frame draw:style-name="fr1" draw:name="image:asimage(load(record, 'company_logo'))" text:anchor-type="as-char" style:rel-width="47%" svg:height="0.85cm" style:rel-height="scale" draw:z-index="2"><draw:text-box fo:min-width="0.566cm"><text:p text:style-name="P1"/></draw:text-box></draw:frame></text:p>
            <text:p text:style-name="P15"><draw:frame draw:style-name="fr2" draw:name="image:asimage(load(record, 'partner_logo'))" text:anchor-type="as-char" svg:y="0cm" style:rel-width="47%" svg:height="0.85cm" style:rel-height="scale" draw:z-index="0"><draw:text-box fo:min-width="0.564cm"><text:p text:style-name="P1"/></draw:text-box></draw:frame><text:line-break/></text:p>
            <text:p text:style-name="P14"><text:span text:style-name="T4"><text:placeholder text:placeholder-type="text">&lt;load(record, 'period')&gt;</text:placeholder></text:span><text:line-break/><text:span text:style-name="T8"><text:placeholder text:placeholder-type="text">&lt;load(record, 'code')&gt;</text:placeholder></text:span></text:p>
          </table:table-cell>
          <table:table-cell table:style-name="Tabella1.A1" office:value-type="string">
            <text:p text:style-name="P12"><text:span text:style-name="T3"><text:placeholder text:placeholder-type="text">&lt;load(record, 'line', mode='data')&gt;</text:placeholder></text:span><text:span text:style-name="T3"> </text:span><draw:frame draw:style-name="fr3" draw:name="image: barcode(load(record, 'ean13_mono'), 'ean13')" text:anchor-type="as-char" svg:width="3.5cm" svg:height="1cm" draw:z-index="1"><draw:text-box><text:p text:style-name="P1"/></draw:text-box></draw:frame></text:p>
            <text:p text:style-name="P13"><text:span text:style-name="T3"><text:placeholder text:placeholder-type="text">&lt;load(record, 'frame', mode='string')&gt;</text:placeholder></text:span><text:span text:style-name="T2"> </text:span><text:span text:style-name="T3"><text:placeholder text:placeholder-type="text">&lt;(load(record, 'frame')).replace('\n', '-')&gt;</text:placeholder></text:span></text:p>
            <text:p text:style-name="P11"><text:span text:style-name="T1"><text:placeholder text:placeholder-type="text">&lt;load(record, 'fabric', mode='string')&gt;</text:placeholder></text:span> <text:span text:style-name="T1"><text:placeholder text:placeholder-type="text">&lt;(load(record, 'fabric')).replace('\n','-')&gt;</text:placeholder></text:span></text:p>
          </table:table-cell>
        </table:table-row>
        <table:table-row table:style-name="Tabella1.1">
          <table:table-cell table:style-name="Tabella1.A1" table:number-columns-spanned="2" office:value-type="string">
            <text:p text:style-name="P3"><text:placeholder text:placeholder-type="text">&lt;/for&gt;</text:placeholder></text:p>
          </table:table-cell>
          <table:covered-table-cell/>
        </table:table-row>
        <table:table-row table:style-name="Tabella1.1">
          <table:table-cell table:style-name="Tabella1.A1" table:number-columns-spanned="2" office:value-type="string">
            <text:p text:style-name="P2"><text:placeholder text:placeholder-type="text">&lt;/for&gt;</text:placeholder></text:p>
          </table:table-cell>
          <table:covered-table-cell/>
        </table:table-row>
      </table:table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4"><text:placeholder text:placeholder-type="text">&lt;if test="not data.get('demo_mode', False)"&gt;</text:placeholder></text:p>
          </table:table-cell>
        </table:table-row>
        <table:table-row table:style-name="Tabella2.2">
          <table:table-cell table:style-name="Tabella2.A2" office:value-type="string">
            <text:p text:style-name="P7"><text:placeholder text:placeholder-type="text">&lt;for each="(code, partner, address, order, qty, line, period) in get_report_placeholder(data)"&gt;</text:placeholder></text:p>
            <text:p text:style-name="P10"><text:span text:style-name="T5">Codice: </text:span><text:placeholder text:placeholder-type="text">&lt;code&gt;</text:placeholder> <text:span text:style-name="T7">Quantità: </text:span><text:placeholder text:placeholder-type="text">&lt;qty&gt;</text:placeholder></text:p>
            <text:p text:style-name="P8"><text:span text:style-name="T5">Partner: </text:span><text:placeholder text:placeholder-type="text">&lt;partner&gt;</text:placeholder> <text:span text:style-name="T5">Indirizzo: </text:span><text:placeholder text:placeholder-type="text">&lt;address&gt;</text:placeholder></text:p>
            <text:p text:style-name="P9">Ordine: <text:span text:style-name="T1"><text:placeholder text:placeholder-type="text">&lt;order&gt;</text:placeholder></text:span></text:p>
            <text:p text:style-name="P9"><text:span text:style-name="T6">Linea</text:span>: <text:span text:style-name="T1"><text:placeholder text:placeholder-type="text">&lt;line&gt;</text:placeholder></text:span><text:span text:style-name="T1"> periodo </text:span><text:span text:style-name="T1"><text:placeholder text:placeholder-type="text">&lt;period&gt;</text:placeholder></text:span></text:p>
            <text:p text:style-name="P7"><text:placeholder text:placeholder-type="text">&lt;/for&gt;</text:placeholder></text:p>
          </table:table-cell>
        </table:table-row>
        <table:table-row table:style-name="Tabella2.1">
          <table:table-cell table:style-name="Tabella2.A1" office:value-type="string">
            <text:p text:style-name="P4"><text:placeholder text:placeholder-type="text">&lt;/if&gt;</text:placeholder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7.001cm" fo:page-height="10.4cm" style:num-format="1" style:print-orientation="portrait" fo:margin-top="0.199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3T12:35:50.924544036</meta:creation-date>
    <dc:date>2017-02-28T16:20:02.611688661</dc:date>
    <meta:editing-duration>PT15H18M54S</meta:editing-duration>
    <meta:editing-cycles>219</meta:editing-cycles>
    <meta:generator>LibreOffice/4.3.3.2$Linux_X86_64 LibreOffice_project/430m0$Build-2</meta:generator>
    <dc:creator>thebrush </dc:creator>
    <meta:document-statistic meta:table-count="2" meta:image-count="0" meta:object-count="0" meta:page-count="2" meta:paragraph-count="18" meta:word-count="67" meta:character-count="675" meta:non-whitespace-character-count="622"/>
  </office:meta>
</office:document-meta>
</file>